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" style:family="table-cell" style:parent-style-name="Default"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987in" svg:x="0.2496in" svg:y="2.3961in">
            <draw:object draw:notify-on-update-of-ranges="Sheet1.C2:Sheet1.C6 Sheet1.D1:Sheet1.D1 Sheet1.D2:Sheet1.D6 Sheet1.E1:Sheet1.E1 Sheet1.E2:Sheet1.E6 Sheet1.F1:Sheet1.F1 Sheet1.F2:Sheet1.F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76in" svg:x="0.2819in" svg:y="6.3728in">
            <draw:object draw:notify-on-update-of-ranges="Sheet1.C9:Sheet1.C13 Sheet1.D8:Sheet1.D8 Sheet1.D9:Sheet1.D13 Sheet1.E8:Sheet1.E8 Sheet1.E9:Sheet1.E13 Sheet1.F8:Sheet1.F8 Sheet1.F9:Sheet1.F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Size of VM = 1 G</text:p>
          </table:table-cell>
          <table:table-cell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orkload C</text:p>
          </table:table-cell>
          <table:table-cell table:style-name="ce1" office:value-type="string" calcext:value-type="string">
            <text:p>Cleanup</text:p>
          </table:table-cell>
          <table:table-cell office:value-type="float" office:value="1000" calcext:value-type="float">
            <text:p>1000</text:p>
          </table:table-cell>
          <table:table-cell table:style-name="ce2" table:formula="of:=AVERAGE(1.25; 1; 1.25)" office:value-type="float" office:value="1.16666666666667" calcext:value-type="float">
            <text:p>1.1666666667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0; 1)" office:value-type="float" office:value="0.666666666666667" calcext:value-type="float">
            <text:p>0.6666666667</text:p>
          </table:table-cell>
          <table:table-cell table:formula="of:=AVERAGE(2; 2; 2)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3" table:formula="of:=AVERAGE(1.25; 1.25)" office:value-type="float" office:value="1.25" calcext:value-type="float">
            <text:p>1.25</text:p>
          </table:table-cell>
          <table:table-cell table:formula="of:=AVERAGE(2; 2)" office:value-type="float" office:value="2" calcext:value-type="float">
            <text:p>2</text:p>
          </table:table-cell>
          <table:table-cell table:formula="of:=AVERAGE(2; 2)" office:value-type="float" office:value="2" calcext:value-type="float">
            <text:p>2</text:p>
          </table:table-cell>
          <table:table-cell table:formula="of:=AVERAGE(1; 1)" office:value-type="float" office:value="1" calcext:value-type="float">
            <text:p>1</text:p>
          </table:table-cell>
          <table:table-cell table:formula="of:=AVERAGE(2; 2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; 2.5; 1.75)" office:value-type="float" office:value="1.75" calcext:value-type="float">
            <text:p>1.75</text:p>
          </table:table-cell>
          <table:table-cell table:formula="of:=AVERAGE(1; 7; 4)" office:value-type="float" office:value="4" calcext:value-type="float">
            <text:p>4</text:p>
          </table:table-cell>
          <table:table-cell table:formula="of:=AVERAGE(1; 7; 4)" office:value-type="float" office:value="4" calcext:value-type="float">
            <text:p>4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1; 7; 4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2.75; 1.25)" office:value-type="float" office:value="2" calcext:value-type="float">
            <text:p>2</text:p>
          </table:table-cell>
          <table:table-cell table:formula="of:=AVERAGE(8; 2)" office:value-type="float" office:value="5" calcext:value-type="float">
            <text:p>5</text:p>
          </table:table-cell>
          <table:table-cell table:formula="of:=AVERAGE(8; 2)" office:value-type="float" office:value="5" calcext:value-type="float">
            <text:p>5</text:p>
          </table:table-cell>
          <table:table-cell table:formula="of:=AVERAGE(1; 1)" office:value-type="float" office:value="1" calcext:value-type="float">
            <text:p>1</text:p>
          </table:table-cell>
          <table:table-cell table:formula="of:=AVERAGE(8; 2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uns <text:span text:style-name="T1">THREE TIMES</text:span> to get averages of all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Read</text:p>
          </table:table-cell>
          <table:table-cell table:formula="of:=[.C2]" office:value-type="float" office:value="1000" calcext:value-type="float">
            <text:p>1000</text:p>
          </table:table-cell>
          <table:table-cell table:formula="of:=AVERAGE(166.792495; 154.176795; 160.537079)" office:value-type="float" office:value="160.502123" calcext:value-type="float">
            <text:p>160.502123</text:p>
          </table:table-cell>
          <table:table-cell table:formula="of:=AVERAGE(339; 359; 370)" office:value-type="float" office:value="356" calcext:value-type="float">
            <text:p>356</text:p>
          </table:table-cell>
          <table:table-cell table:formula="of:=AVERAGE(658; 596; 610)" office:value-type="float" office:value="621.333333333333" calcext:value-type="float">
            <text:p>621.3333333333</text:p>
          </table:table-cell>
          <table:table-cell table:formula="of:=AVERAGE(22; 22; 23)" office:value-type="float" office:value="22.3333333333333" calcext:value-type="float">
            <text:p>22.3333333333</text:p>
          </table:table-cell>
          <table:table-cell table:formula="of:=AVERAGE(149759; 28959; 48927)" office:value-type="float" office:value="75881.6666666667" calcext:value-type="float">
            <text:p>75881.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]" office:value-type="float" office:value="10000" calcext:value-type="float">
            <text:p>10000</text:p>
          </table:table-cell>
          <table:table-cell table:formula="of:=AVERAGE(164.088102; 176.442453)" office:value-type="float" office:value="170.2652775" calcext:value-type="float">
            <text:p>170.2652775</text:p>
          </table:table-cell>
          <table:table-cell table:formula="of:=AVERAGE(384; 355)" office:value-type="float" office:value="369.5" calcext:value-type="float">
            <text:p>369.5</text:p>
          </table:table-cell>
          <table:table-cell table:formula="of:=AVERAGE(678; 668)" office:value-type="float" office:value="673" calcext:value-type="float">
            <text:p>673</text:p>
          </table:table-cell>
          <table:table-cell table:formula="of:=AVERAGE(23; 23)" office:value-type="float" office:value="23" calcext:value-type="float">
            <text:p>23</text:p>
          </table:table-cell>
          <table:table-cell table:formula="of:=AVERAGE(166143; 106687)" office:value-type="float" office:value="136415" calcext:value-type="float">
            <text:p>1364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]" office:value-type="float" office:value="100000" calcext:value-type="float">
            <text:p>100000</text:p>
          </table:table-cell>
          <table:table-cell table:formula="of:=AVERAGE(907.809963; 624.71612; 632.489055)" office:value-type="float" office:value="721.671712666667" calcext:value-type="float">
            <text:p>721.6717126667</text:p>
          </table:table-cell>
          <table:table-cell table:formula="of:=AVERAGE(2951; 2107; 2095)" office:value-type="float" office:value="2384.33333333333" calcext:value-type="float">
            <text:p>2384.3333333333</text:p>
          </table:table-cell>
          <table:table-cell table:formula="of:=AVERAGE(8687; 5947; 5671)" office:value-type="float" office:value="6768.33333333333" calcext:value-type="float">
            <text:p>6768.3333333333</text:p>
          </table:table-cell>
          <table:table-cell table:formula="of:=AVERAGE(24; 23; 24)" office:value-type="float" office:value="23.6666666666667" calcext:value-type="float">
            <text:p>23.6666666667</text:p>
          </table:table-cell>
          <table:table-cell table:formula="of:=AVERAGE(308735; 485375; 190847)" office:value-type="float" office:value="328319" calcext:value-type="float">
            <text:p>3283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]" office:value-type="float" office:value="1000000" calcext:value-type="float">
            <text:p>1000000</text:p>
          </table:table-cell>
          <table:table-cell table:formula="of:=AVERAGE(2017.486656; 766.073275)" office:value-type="float" office:value="1391.7799655" calcext:value-type="float">
            <text:p>1391.7799655</text:p>
          </table:table-cell>
          <table:table-cell table:formula="of:=AVERAGE(5847; 2271)" office:value-type="float" office:value="4059" calcext:value-type="float">
            <text:p>4059</text:p>
          </table:table-cell>
          <table:table-cell table:formula="of:=AVERAGE(43135; 3825)" office:value-type="float" office:value="23480" calcext:value-type="float">
            <text:p>23480</text:p>
          </table:table-cell>
          <table:table-cell table:formula="of:=AVERAGE(24; 22)" office:value-type="float" office:value="23" calcext:value-type="float">
            <text:p>23</text:p>
          </table:table-cell>
          <table:table-cell table:formula="of:=AVERAGE(450047; 151039)" office:value-type="float" office:value="300543" calcext:value-type="float">
            <text:p>30054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table:number-columns-repeated="4"/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5)</text:p>
          </table:table-cell>
        </table:table-row>
        <table:table-row table:style-name="ro1" table:number-rows-repeated="30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=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4:17:06.075799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08:29:56.552212322</meta:creation-date>
    <dc:date>2017-06-07T14:48:58.039532301</dc:date>
    <meta:editing-duration>PT8H50M42S</meta:editing-duration>
    <meta:editing-cycles>252</meta:editing-cycles>
    <meta:generator>LibreOffice/4.2.8.2$Linux_X86_64 LibreOffice_project/420m0$Build-2</meta:generator>
    <meta:document-statistic meta:table-count="1" meta:cell-count="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8cm" xlink:href=".." xlink:type="simple" chart:class="chart:line" chart:style-name="ch1">
        <chart:title svg:x="6.343cm" svg:y="0.299cm" chart:style-name="ch2">
          <text:p>1G, Workload C, Cleanup Stage</text:p>
        </chart:title>
        <chart:legend chart:legend-position="end" svg:x="13.04cm" svg:y="4.267cm" style:legend-expansion="high" chart:style-name="ch3"/>
        <chart:plot-area chart:style-name="ch4" table:cell-range-address="Sheet1.C1:Sheet1.F6" chart:data-source-has-labels="both" svg:x="1.33cm" svg:y="1.345cm" svg:width="11.391cm" svg:height="7.6cm">
          <chartooo:coordinate-region svg:x="1.766cm" svg:y="1.544cm" svg:width="10.955cm" svg:height="6.754cm"/>
          <chart:axis chart:dimension="x" chart:name="primary-x" chart:style-name="ch5" chartooo:axis-type="auto">
            <chartooo:date-scale/>
            <chart:title svg:x="6.055cm" svg:y="9.147cm" chart:style-name="ch6">
              <text:p># of Records</text:p>
            </chart:title>
            <chart:categories table:cell-range-address="Sheet1.C2:Sheet1.C6"/>
            <chart:grid chart:style-name="ch7" chart:class="major"/>
          </chart:axis>
          <chart:axis chart:dimension="y" chart:name="primary-y" chart:style-name="ch5">
            <chart:title svg:x="0.451cm" svg:y="5.864cm" chart:style-name="ch8">
              <text:p>Time (us)</text:p>
            </chart:title>
            <chart:grid chart:style-name="ch7" chart:class="major"/>
          </chart:axis>
          <chart:series chart:style-name="ch9" chart:values-cell-range-address="Sheet1.D2:Sheet1.D6" chart:label-cell-address="Sheet1.D1:Sheet1.D1" chart:class="chart:line">
            <chart:data-point chart:repeated="5"/>
          </chart:series>
          <chart:series chart:style-name="ch10" chart:values-cell-range-address="Sheet1.E2:Sheet1.E6" chart:label-cell-address="Sheet1.E1:Sheet1.E1" chart:class="chart:line">
            <chart:data-point chart:repeated="5"/>
          </chart:series>
          <chart:series chart:style-name="ch11" chart:values-cell-range-address="Sheet1.F2:Sheet1.F6" chart:label-cell-address="Sheet1.F1:Sheet1.F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1:Sheet1.D1</svg:desc>
                </draw:g>
              </table:table-cell>
              <table:table-cell office:value-type="string">
                <text:p>95 percent</text:p>
                <draw:g>
                  <svg:desc>Sheet1.E1:Sheet1.E1</svg:desc>
                </draw:g>
              </table:table-cell>
              <table:table-cell office:value-type="string">
                <text:p>99 percen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2:Sheet1.C6</svg:desc>
                </draw:g>
              </table:table-cell>
              <table:table-cell office:value-type="float" office:value="1.16666666666667">
                <text:p>1.16666666666667</text:p>
                <draw:g>
                  <svg:desc>Sheet1.D2:Sheet1.D6</svg:desc>
                </draw:g>
              </table:table-cell>
              <table:table-cell office:value-type="float" office:value="2">
                <text:p>2</text:p>
                <draw:g>
                  <svg:desc>Sheet1.E2:Sheet1.E6</svg:desc>
                </draw:g>
              </table:table-cell>
              <table:table-cell office:value-type="float" office:value="2">
                <text:p>2</text:p>
                <draw:g>
                  <svg:desc>Sheet1.F2:Sheet1.F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75">
                <text:p>1.7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line" chart:style-name="ch1">
        <chart:title svg:x="5.085cm" svg:y="0.316cm" chart:style-name="ch2">
          <text:p>1G, Workload C, Read stage</text:p>
        </chart:title>
        <chart:legend chart:legend-position="end" svg:x="13.04cm" svg:y="3.709cm" style:legend-expansion="high" chart:style-name="ch3"/>
        <chart:plot-area chart:style-name="ch4" table:cell-range-address="Sheet1.C8:Sheet1.F13" chart:data-source-has-labels="both" svg:x="1.33cm" svg:y="1.301cm" svg:width="11.391cm" svg:height="6.55cm">
          <chartooo:coordinate-region svg:x="2.507cm" svg:y="1.5cm" svg:width="10.214cm" svg:height="5.704cm"/>
          <chart:axis chart:dimension="x" chart:name="primary-x" chart:style-name="ch5" chartooo:axis-type="auto">
            <chartooo:date-scale/>
            <chart:title svg:x="6.055cm" svg:y="8.031cm" chart:style-name="ch6">
              <text:p># of Records</text:p>
            </chart:title>
            <chart:categories table:cell-range-address="Sheet1.C9:Sheet1.C13"/>
          </chart:axis>
          <chart:axis chart:dimension="y" chart:name="primary-y" chart:style-name="ch5">
            <chart:title svg:x="0.451cm" svg:y="5.295cm" chart:style-name="ch7">
              <text:p>Time (us)</text:p>
            </chart:title>
            <chart:grid chart:style-name="ch8" chart:class="major"/>
          </chart:axis>
          <chart:series chart:style-name="ch9" chart:values-cell-range-address="Sheet1.D9:Sheet1.D13" chart:label-cell-address="Sheet1.D8:Sheet1.D8" chart:class="chart:line">
            <chart:data-point chart:repeated="5"/>
          </chart:series>
          <chart:series chart:style-name="ch10" chart:values-cell-range-address="Sheet1.E9:Sheet1.E13" chart:label-cell-address="Sheet1.E8:Sheet1.E8" chart:class="chart:line">
            <chart:data-point chart:repeated="5"/>
          </chart:series>
          <chart:series chart:style-name="ch11" chart:values-cell-range-address="Sheet1.F9:Sheet1.F13" chart:label-cell-address="Sheet1.F8:Sheet1.F8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8:Sheet1.D8</svg:desc>
                </draw:g>
              </table:table-cell>
              <table:table-cell office:value-type="string">
                <text:p>95 percent</text:p>
                <draw:g>
                  <svg:desc>Sheet1.E8:Sheet1.E8</svg:desc>
                </draw:g>
              </table:table-cell>
              <table:table-cell office:value-type="string">
                <text:p>99 percent</text:p>
                <draw:g>
                  <svg:desc>Sheet1.F8:Sheet1.F8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9:Sheet1.C13</svg:desc>
                </draw:g>
              </table:table-cell>
              <table:table-cell office:value-type="float" office:value="160.502123">
                <text:p>160.502123</text:p>
                <draw:g>
                  <svg:desc>Sheet1.D9:Sheet1.D13</svg:desc>
                </draw:g>
              </table:table-cell>
              <table:table-cell office:value-type="float" office:value="356">
                <text:p>356</text:p>
                <draw:g>
                  <svg:desc>Sheet1.E9:Sheet1.E13</svg:desc>
                </draw:g>
              </table:table-cell>
              <table:table-cell office:value-type="float" office:value="621.333333333333">
                <text:p>621.333333333333</text:p>
                <draw:g>
                  <svg:desc>Sheet1.F9:Sheet1.F13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70.2652775">
                <text:p>170.2652775</text:p>
              </table:table-cell>
              <table:table-cell office:value-type="float" office:value="369.5">
                <text:p>369.5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21.671712666667">
                <text:p>721.671712666667</text:p>
              </table:table-cell>
              <table:table-cell office:value-type="float" office:value="2384.33333333333">
                <text:p>2384.33333333333</text:p>
              </table:table-cell>
              <table:table-cell office:value-type="float" office:value="6768.33333333333">
                <text:p>6768.3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391.7799655">
                <text:p>1391.7799655</text:p>
              </table:table-cell>
              <table:table-cell office:value-type="float" office:value="4059">
                <text:p>4059</text:p>
              </table:table-cell>
              <table:table-cell office:value-type="float" office:value="23480">
                <text:p>234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